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3]-[.C3]" office:value-type="time" office:time-value="PT00H15M00S">
            <text:p>00.15</text:p>
          </table:table-cell>
          <table:table-cell table:style-name="ce4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4]-[.C4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5]-[.C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7]-[.C7]" office:value-type="time" office:time-value="PT00H15M00S">
            <text:p>00.15</text:p>
          </table:table-cell>
          <table:table-cell table:style-name="ce4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8]-[.C8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9]-[.C9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0]-[.C1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2]-[.C12]" office:value-type="time" office:time-value="PT00H30M00S">
            <text:p>00.30</text:p>
          </table:table-cell>
          <table:table-cell table:style-name="ce4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3]-[.C13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5]-[.C1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]-[.C1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7]-[.C17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8]-[.C18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0]-[.C20]" office:value-type="time" office:time-value="PT00H15M00S">
            <text:p>00.15</text:p>
          </table:table-cell>
          <table:table-cell table:style-name="ce4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1]-[.C21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2]-[.C22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3]-[.C2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4]-[.C24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5]-[.C2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7]-[.C27]" office:value-type="time" office:time-value="PT01H30M00S">
            <text:p>01.30</text:p>
          </table:table-cell>
          <table:table-cell table:style-name="ce4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8]-[.C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29]-[.C29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1]-[.C31]" office:value-type="time" office:time-value="PT01H45M00S">
            <text:p>01.45</text:p>
          </table:table-cell>
          <table:table-cell table:style-name="ce4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2]-[.C3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3]-[.C33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4]-[.C34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5]-[.C35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7]-[.C37]" office:value-type="time" office:time-value="PT00H30M00S">
            <text:p>00.30</text:p>
          </table:table-cell>
          <table:table-cell table:style-name="ce4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8]-[.C3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0]-[.C4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1]-[.C4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5]-[.C45]" office:value-type="time" office:time-value="PT01H00M00S">
            <text:p>01.00</text:p>
          </table:table-cell>
          <table:table-cell table:style-name="ce4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6]-[.C4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7]-[.C4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8]-[.C48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0]-[.C50]" office:value-type="time" office:time-value="PT03H00M00S">
            <text:p>03.00</text:p>
          </table:table-cell>
          <table:table-cell table:style-name="ce4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3]-[.C53]" office:value-type="time" office:time-value="PT02H45M00S">
            <text:p>02.45</text:p>
          </table:table-cell>
          <table:table-cell table:style-name="ce4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4]-[.C5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5]-[.C55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7]-[.C57]" office:value-type="time" office:time-value="PT03H30M00S">
            <text:p>03.30</text:p>
          </table:table-cell>
          <table:table-cell table:style-name="ce4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8]-[.C58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0]-[.C60]" office:value-type="time" office:time-value="PT03H30M00S">
            <text:p>03.30</text:p>
          </table:table-cell>
          <table:table-cell table:style-name="ce4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3]-[.C63]" office:value-type="time" office:time-value="PT03H30M00S">
            <text:p>03.30</text:p>
          </table:table-cell>
          <table:table-cell table:style-name="ce4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6]-[.C66]" office:value-type="time" office:time-value="PT03H30M00S">
            <text:p>03.30</text:p>
          </table:table-cell>
          <table:table-cell table:style-name="ce4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9]-[.C69]" office:value-type="time" office:time-value="PT03H40M00S">
            <text:p>03.40</text:p>
          </table:table-cell>
          <table:table-cell table:style-name="ce4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1]-[.C71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2]-[.C7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4]-[.C74]" office:value-type="time" office:time-value="PT01H00M00S">
            <text:p>01.00</text:p>
          </table:table-cell>
          <table:table-cell table:style-name="ce4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5]-[.C7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7]-[.C7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79]-[.C79]" office:value-type="time" office:time-value="PT03H30M00S">
            <text:p>03.30</text:p>
          </table:table-cell>
          <table:table-cell table:style-name="ce4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0]-[.C8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1]-[.C81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3]-[.C83]" office:value-type="time" office:time-value="PT01H00M00S">
            <text:p>01.00</text:p>
          </table:table-cell>
          <table:table-cell table:style-name="ce4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5]-[.C8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6]-[.C8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8]-[.C88]" office:value-type="time" office:time-value="PT01H30M00S">
            <text:p>01.30</text:p>
          </table:table-cell>
          <table:table-cell table:style-name="ce4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89]-[.C8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0]-[.C90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2]-[.C92]" office:value-type="time" office:time-value="PT03H30M00S">
            <text:p>03.30</text:p>
          </table:table-cell>
          <table:table-cell table:style-name="ce4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3]-[.C9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5]-[.C95]" office:value-type="time" office:time-value="PT03H30M00S">
            <text:p>03.30</text:p>
          </table:table-cell>
          <table:table-cell table:style-name="ce4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6]-[.C9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7]-[.C97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99]-[.C99]" office:value-type="time" office:time-value="PT03H30M00S">
            <text:p>03.30</text:p>
          </table:table-cell>
          <table:table-cell table:style-name="ce4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2]-[.C102]" office:value-type="time" office:time-value="PT03H30M00S">
            <text:p>03.30</text:p>
          </table:table-cell>
          <table:table-cell table:style-name="ce4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3]-[.C10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5]-[.C105]" office:value-type="time" office:time-value="PT02H00M00S">
            <text:p>02.00</text:p>
          </table:table-cell>
          <table:table-cell table:style-name="ce4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6]-[.C10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7]-[.C10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8]-[.C10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1]-[.C111]" office:value-type="time" office:time-value="PT02H30M00S">
            <text:p>02.30</text:p>
          </table:table-cell>
          <table:table-cell table:style-name="ce4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2]-[.C112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5]-[.C115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7]-[.C117]" office:value-type="time" office:time-value="PT00H50M00S">
            <text:p>00.50</text:p>
          </table:table-cell>
          <table:table-cell table:style-name="ce4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8]-[.C118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19]-[.C119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2]-[.C122]" office:value-type="time" office:time-value="PT03H30M00S">
            <text:p>03.30</text:p>
          </table:table-cell>
          <table:table-cell table:style-name="ce4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3]-[.C12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4]-[.C124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6]-[.C126]" office:value-type="time" office:time-value="PT03H30M00S">
            <text:p>03.30</text:p>
          </table:table-cell>
          <table:table-cell table:style-name="ce4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7]-[.C12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8]-[.C12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0]-[.C130]" office:value-type="time" office:time-value="PT01H15M00S">
            <text:p>01.15</text:p>
          </table:table-cell>
          <table:table-cell table:style-name="ce4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1]-[.C131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4]-[.C134]" office:value-type="time" office:time-value="PT02H00M00S">
            <text:p>02.00</text:p>
          </table:table-cell>
          <table:table-cell table:style-name="ce4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5]-[.C13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6]-[.C13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8]-[.C138]" office:value-type="time" office:time-value="PT03H30M00S">
            <text:p>03.30</text:p>
          </table:table-cell>
          <table:table-cell table:style-name="ce4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39]-[.C139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1]-[.C141]" office:value-type="time" office:time-value="PT01H30M00S">
            <text:p>01.30</text:p>
          </table:table-cell>
          <table:table-cell table:style-name="ce4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2]-[.C142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3]-[.C143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6]-[.C146]" office:value-type="time" office:time-value="PT02H15M00S">
            <text:p>02.15</text:p>
          </table:table-cell>
          <table:table-cell table:style-name="ce4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7]-[.C1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8]-[.C14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0]-[.C15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1]-[.C15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3]-[.C153]" office:value-type="time" office:time-value="PT03H30M00S">
            <text:p>03.30</text:p>
          </table:table-cell>
          <table:table-cell table:style-name="ce4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4]-[.C15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6]-[.C156]" office:value-type="time" office:time-value="PT00H30M00S">
            <text:p>00.30</text:p>
          </table:table-cell>
          <table:table-cell table:style-name="ce4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7]-[.C15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0]-[.C160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2]-[.C162]" office:value-type="time" office:time-value="PT03H30M00S">
            <text:p>03.30</text:p>
          </table:table-cell>
          <table:table-cell table:style-name="ce4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4]-[.C16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6]-[.C166]" office:value-type="time" office:time-value="PT03H30M00S">
            <text:p>03.30</text:p>
          </table:table-cell>
          <table:table-cell table:style-name="ce4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69]-[.C169]" office:value-type="time" office:time-value="PT03H30M00S">
            <text:p>03.30</text:p>
          </table:table-cell>
          <table:table-cell table:style-name="ce4" table:formula="of:=SUM([.G169:.G172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369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12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4T12:57:01</dc:date>
    <dc:creator>Daniele Ferro</dc:creator>
    <meta:editing-duration>PT71H18M45S</meta:editing-duration>
    <meta:editing-cycles>173</meta:editing-cycles>
    <meta:generator>OpenOffice.org/3.1$Linux OpenOffice.org_project/310m19$Build-9420</meta:generator>
    <meta:document-statistic meta:table-count="3" meta:cell-count="678" meta:object-count="0"/>
  </office:meta>
</office:document-meta>
</file>